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Times New Roman" fo:font-size="12pt" fo:font-style="normal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New" fo:font-size="10pt" fo:font-style="normal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2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Times New Roman" fo:font-size="12pt" fo:font-style="normal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10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nsolas" fo:font-size="10pt" fo:font-style="normal" fo:font-weight="normal" style:font-name-asian="Consolas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P12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T1" style:family="text">
      <style:text-properties style:text-position="super 58%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000000"/>
    </style:style>
    <style:style style:name="T4" style:family="text">
      <style:text-properties fo:color="#3f7f5f"/>
    </style:style>
    <style:style style:name="T5" style:family="text">
      <style:text-properties fo:color="#7f0055" fo:font-weight="bold" style:font-weight-asian="bold" style:font-weight-complex="bold"/>
    </style:style>
    <style:style style:name="T6" style:family="text">
      <style:text-properties fo:color="#0000c0"/>
    </style:style>
    <style:style style:name="T7" style:family="text">
      <style:text-properties fo:color="#6a3e3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)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ding a Third Animal – Part I</text:p>
      <text:p text:style-name="P2"/>
      <text:p text:style-name="P3">1). <text:s/>Create a new class to represent a new type of Animal. <text:s/>(You can call it whatever you like.....Bear, Wolf, SuperWolf). <text:s/>I recommend starting with a copy of Rabbit or Fox. <text:s/>Just re-name it. <text:s/>You can change how the animals behave later, first we want to make sure we can get it working correctly inside Simulator.</text:p>
      <text:p text:style-name="P3"/>
      <text:p text:style-name="P3">2). <text:s/>Look in the Simulator class to see how it manages Foxes and Rabbits. <text:s/>You will have to add code to the Simulator so it creates your animals, and makes them run around and do things every time step. <text:s/>There are a few relevant details to look at:</text:p>
      <text:p text:style-name="P3"/>
      <text:list xml:id="list9107069501005738533" text:style-name="L1">
        <text:list-item>
          <text:p text:style-name="P8">Look at the instance variables. <text:s/>The simulator maintains an ArrayList of Fox and Rabbit. <text:s/>So you will need one for your new class as well. <text:s/>The ArrayLists get created in the constructor.</text:p>
        </text:list-item>
      </text:list>
      <text:p text:style-name="P3"/>
      <text:list xml:id="list32755081" text:continue-numbering="true" text:style-name="L1">
        <text:list-item>
          <text:p text:style-name="P8">Look at the method <text:span text:style-name="T2">initializeBoard</text:span>. <text:s/>It loops through every spot in the board and generates a random number to see what kind of animal it should put there. <text:s/>You need to add a 3<text:span text:style-name="T1">rd</text:span> else-if condition to place your animal on the board.</text:p>
        </text:list-item>
      </text:list>
      <text:p text:style-name="P3"/>
      <text:list xml:id="list32752359" text:continue-numbering="true" text:style-name="L1">
        <text:list-item>
          <text:p text:style-name="P8">Look at the <text:span text:style-name="T2">reset</text:span> method and make sure you clear your ArrayList of animals.</text:p>
        </text:list-item>
      </text:list>
      <text:p text:style-name="P3"/>
      <text:list xml:id="list32761872" text:continue-numbering="true" text:style-name="L1">
        <text:list-item>
          <text:p text:style-name="P8">Look at the <text:span text:style-name="T2">simulateOneStep</text:span> method. <text:s/>Right now it has code for foxes and rabbits like the following:</text:p>
        </text:list-item>
      </text:list>
      <text:p text:style-name="P3"/>
      <text:p text:style-name="P11"><text:span text:style-name="T3"><text:tab/><text:tab/></text:span><text:span text:style-name="T4">// New List to hold newborn rabbits.</text:span></text:p>
      <text:p text:style-name="P12"><text:span text:style-name="T3"><text:tab/><text:tab/>List&lt;Rabbit&gt; </text:span><text:span text:style-name="T7">newRabbits</text:span><text:span text:style-name="T3"> = </text:span><text:span text:style-name="T5">new</text:span><text:span text:style-name="T3"> ArrayList&lt;Rabbit&gt;();</text:span></text:p>
      <text:p text:style-name="P12"/>
      <text:p text:style-name="P12"><text:span text:style-name="T3"><text:tab/><text:tab/></text:span><text:span text:style-name="T4">// Loop through all Rabbits. Let each run around.</text:span></text:p>
      <text:p text:style-name="P12"><text:span text:style-name="T3"><text:tab/><text:tab/></text:span><text:span text:style-name="T5">for</text:span><text:span text:style-name="T3"> (</text:span><text:span text:style-name="T5">int</text:span><text:span text:style-name="T3"> </text:span><text:span text:style-name="T7">i</text:span><text:span text:style-name="T3"> = 0; </text:span><text:span text:style-name="T7">i</text:span><text:span text:style-name="T3"> &lt; </text:span><text:span text:style-name="T6">rabbits</text:span><text:span text:style-name="T3">.size(); </text:span><text:span text:style-name="T7">i</text:span><text:span text:style-name="T3">++) {</text:span></text:p>
      <text:p text:style-name="P12"><text:span text:style-name="T3"><text:tab/><text:tab/><text:tab/>Rabbit </text:span><text:span text:style-name="T7">rabbit</text:span><text:span text:style-name="T3"> = </text:span><text:span text:style-name="T6">rabbits</text:span><text:span text:style-name="T3">.get(</text:span><text:span text:style-name="T7">i</text:span><text:span text:style-name="T3">);</text:span></text:p>
      <text:p text:style-name="P12"><text:span text:style-name="T3"><text:tab/><text:tab/><text:tab/></text:span><text:span text:style-name="T7">rabbit</text:span><text:span text:style-name="T3">.run(</text:span><text:span text:style-name="T6">updatedField</text:span><text:span text:style-name="T3">, </text:span><text:span text:style-name="T7">newRabbits</text:span><text:span text:style-name="T3">);</text:span></text:p>
      <text:p text:style-name="P12"><text:span text:style-name="T3"><text:tab/><text:tab/><text:tab/></text:span><text:span text:style-name="T5">if</text:span><text:span text:style-name="T3"> (!</text:span><text:span text:style-name="T7">rabbit</text:span><text:span text:style-name="T3">.isAlive()) {</text:span></text:p>
      <text:p text:style-name="P12"><text:span text:style-name="T3"><text:tab/><text:tab/><text:tab/><text:tab/></text:span><text:span text:style-name="T6">rabbits</text:span><text:span text:style-name="T3">.remove(</text:span><text:span text:style-name="T7">i</text:span><text:span text:style-name="T3">);</text:span></text:p>
      <text:p text:style-name="P12"><text:span text:style-name="T3"><text:tab/><text:tab/><text:tab/><text:tab/></text:span><text:span text:style-name="T7">i</text:span><text:span text:style-name="T3">--;</text:span></text:p>
      <text:p text:style-name="P10"><text:tab/><text:tab/><text:tab/>}</text:p>
      <text:p text:style-name="P10"><text:tab/><text:tab/>}</text:p>
      <text:p text:style-name="P12"/>
      <text:p text:style-name="P12"><text:span text:style-name="T3"><text:tab/><text:tab/></text:span><text:span text:style-name="T4">// Add new born rabbits to the main list of rabbits.</text:span></text:p>
      <text:p text:style-name="P12"><text:span text:style-name="T3"><text:tab/><text:tab/></text:span><text:span text:style-name="T6">rabbits</text:span><text:span text:style-name="T3">.addAll(</text:span><text:span text:style-name="T7">newRabbits</text:span><text:span text:style-name="T3">);</text:span></text:p>
      <text:p text:style-name="P6"/>
      <text:p text:style-name="P6"/>
      <text:p text:style-name="P4">You will want to add these same steps for your new type of animal. <text:s/>THINK about what this code is doing first! <text:s/>What is “rabbits”? <text:s/>Where is it declared? <text:s/>What is “newRabbits?” <text:s/>Where is it declared? <text:s/>What do those two variables represent?</text:p>
      <text:p text:style-name="P4"/>
      <text:list xml:id="list5662958492418060391" text:style-name="L2">
        <text:list-item>
          <text:p text:style-name="P9">Once you have successfully put your 3<text:span text:style-name="T1">rd</text:span> animal into the Simulator, go back and change how it works. You can modify it so it eats multiple other animals, or change the other animals so they eat it.</text:p>
        </text:list-item>
      </text:list>
      <text:p text:style-name="P4"/>
      <text:p text:style-name="P4">When you're done, you can turn in your new Simulator and revised 3<text:span text:style-name="T1">rd</text:span> animal into project wombat!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2-28T08:26:02.60</meta:creation-date>
    <dc:date>2018-03-25T12:55:52.22</dc:date>
    <meta:editing-duration>PT6M4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1" meta:paragraph-count="23" meta:word-count="375" meta:character-count="2129"/>
    <dc:creator>David Dobervich</dc:creator>
  </office:meta>
</office:document-meta>
</file>